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lr ¾©" svg:font-family="'lr ¾©', 'Times New Roman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style:font-size-asian="15pt" style:font-size-complex="15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style="italic" fo:font-weight="bold" style:font-style-asian="italic" style:font-weight-asian="bold"/>
    </style:style>
    <style:style style:name="P4" style:family="paragraph" style:parent-style-name="Standard">
      <style:paragraph-properties fo:text-align="justify" style:justify-single-word="false"/>
      <style:text-properties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color="#ff0000" fo:font-size="12pt" fo:language="en" fo:country="US" style:font-size-asian="12pt" style:language-asian="ja" style:country-asian="JP" style:font-size-complex="12pt"/>
    </style:style>
    <style:style style:name="P6" style:family="paragraph" style:parent-style-name="Standard">
      <style:paragraph-properties fo:text-align="justify" style:justify-single-word="false"/>
      <style:text-properties style:use-window-font-color="true" fo:font-size="12pt" fo:language="en" fo:country="US" style:font-size-asian="12pt" style:language-asian="ja" style:country-asian="JP" style:font-size-complex="12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Text_20_body">
      <style:paragraph-properties fo:margin-left="0.5in" fo:margin-right="0in" fo:text-indent="-0.25in" style:auto-text-indent="false"/>
    </style:style>
    <style:style style:name="P9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0.5in" fo:margin-right="0in" fo:text-indent="-0.25in" style:auto-text-indent="false"/>
      <style:text-properties fo:color="#ff0000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ff0000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Standard" style:master-page-name="Standard">
      <style:paragraph-properties style:page-number="auto"/>
      <style:text-properties fo:font-size="19pt" fo:language="en" fo:country="US" fo:font-weight="bold" style:font-size-asian="19pt" style:font-weight-asian="bold" style:font-size-complex="19pt" style:font-weight-complex="bold"/>
    </style:style>
    <style:style style:name="P15" style:family="paragraph" style:parent-style-name="Standard">
      <style:paragraph-properties fo:margin-left="0.5in" fo:margin-right="0in" fo:text-indent="-0.25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0.5in" fo:margin-right="0in" fo:text-indent="-0.25in" style:auto-text-indent="false"/>
      <style:text-properties fo:color="#ff0000" fo:language="en" fo:country="US" fo:font-style="normal" fo:font-weight="normal" officeooo:paragraph-rsid="000617fc" style:language-asian="ja" style:country-asian="JP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left="0.5in" fo:margin-right="0in" fo:text-indent="-0.25in" style:auto-text-indent="false"/>
      <style:text-properties fo:color="#ff0000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left="0.5in" fo:margin-right="0in" fo:text-indent="-0.25in" style:auto-text-indent="false"/>
      <style:text-properties fo:color="#ff0000" fo:font-size="12pt" fo:language="en" fo:country="US" style:font-size-asian="12pt" style:language-asian="ja" style:country-asian="JP" style:font-size-complex="12pt"/>
    </style:style>
    <style:style style:name="P19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language="en" fo:country="US" fo:font-style="normal" fo:font-weight="normal" officeooo:paragraph-rsid="00051920" style:font-style-asian="normal" style:font-weight-asian="normal"/>
    </style:style>
    <style:style style:name="P20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fo:language="en" fo:country="US" fo:font-style="normal" fo:font-weight="normal" officeooo:rsid="00051920" officeooo:paragraph-rsid="00051920" style:font-style-asian="normal" style:font-weight-asian="normal"/>
    </style:style>
    <style:style style:name="P21" style:family="paragraph" style:parent-style-name="Standard">
      <style:paragraph-properties fo:margin-left="0.5in" fo:margin-right="0in" fo:text-align="justify" style:justify-single-word="false" fo:text-indent="-0.25in" style:auto-text-indent="false"/>
      <style:text-properties style:use-window-font-color="true" fo:font-size="12pt" fo:language="en" fo:country="US" fo:font-style="normal" fo:font-weight="normal" officeooo:paragraph-rsid="00076a0b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fo:font-size="12pt" fo:language="en" fo:country="US" style:font-size-asian="12pt" style:language-asian="ja" style:country-asian="JP" style:font-size-complex="12pt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color="#ff0000" fo:language="en" fo:country="US" style:language-asian="ja" style:country-asian="JP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ff0000" fo:font-size="12pt" fo:language="en" fo:country="US" fo:font-style="normal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/>
    </style:style>
    <style:style style:name="T3" style:family="text">
      <style:text-properties fo:language="en" fo:country="US" fo:font-style="italic" fo:font-weight="bold" style:language-asian="ja" style:country-asian="JP"/>
    </style:style>
    <style:style style:name="T4" style:family="text">
      <style:text-properties fo:language="en" fo:country="US" fo:font-style="italic" style:font-style-asian="italic" style:language-complex="ar" style:country-complex="SA" style:font-style-complex="italic"/>
    </style:style>
    <style:style style:name="T5" style:family="text">
      <style:text-properties fo:language="en" fo:country="US" fo:font-style="italic" fo:font-weight="normal" style:language-asian="ja" style:country-asian="JP" style:font-weight-asian="normal" style:font-weight-complex="normal"/>
    </style:style>
    <style:style style:name="T6" style:family="text">
      <style:text-properties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T7" style:family="text">
      <style:text-properties fo:language="en" fo:country="US" fo:font-style="normal" fo:font-weight="bold" style:language-asian="ja" style:country-asian="JP" style:font-style-asian="normal" style:font-weight-asian="bold" style:font-style-complex="normal" style:font-weight-complex="bold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75ba7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italic"/>
    </style:style>
    <style:style style:name="T16" style:family="text">
      <style:text-properties fo:font-style="italic" fo:font-weight="bold"/>
    </style:style>
    <style:style style:name="T17" style:family="text">
      <style:text-properties fo:font-style="italic" fo:font-weight="normal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025995"/>
    </style:style>
    <style:style style:name="T21" style:family="text">
      <style:text-properties officeooo:rsid="00051920"/>
    </style:style>
    <style:style style:name="T22" style:family="text">
      <style:text-properties fo:color="#ff0000" style:language-asian="ja" style:country-asian="JP" style:font-style-complex="normal" style:font-weight-complex="normal"/>
    </style:style>
    <style:style style:name="T23" style:family="text">
      <style:text-properties fo:color="#ff0000" officeooo:rsid="000617fc" style:language-asian="ja" style:country-asian="JP" style:font-style-complex="normal" style:font-weight-complex="normal"/>
    </style:style>
    <style:style style:name="T24" style:family="text">
      <style:text-properties officeooo:rsid="000617fc"/>
    </style:style>
    <style:style style:name="T25" style:family="text">
      <style:text-properties officeooo:rsid="00075ba7"/>
    </style:style>
    <style:style style:name="T26" style:family="text">
      <style:text-properties officeooo:rsid="00076a0b"/>
    </style:style>
    <style:style style:name="T27" style:family="text">
      <style:text-properties fo:color="#c9211e" officeooo:rsid="00076a0b"/>
    </style:style>
    <style:style style:name="T28" style:family="text">
      <style:text-properties fo:color="#000000" officeooo:rsid="00076a0b"/>
    </style:style>
    <style:style style:name="T29" style:family="text">
      <style:text-properties fo:color="#ff4000"/>
    </style:style>
    <style:style style:name="T30" style:family="text">
      <style:text-properties fo:color="#ff4000" officeooo:rsid="00076a0b"/>
    </style:style>
    <style:style style:name="T31" style:family="text">
      <style:text-properties fo:color="#81d41a" officeooo:rsid="00076a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Exercise 2. Answer Sheet </text:p>
      <text:p text:style-name="P1"/>
      <text:p text:style-name="P1"/>
      <text:p text:style-name="P2">Student's Name: __<text:span text:style-name="T21">Pham Xuan Loc</text:span>___<text:tab/><text:tab/>Student's ID: __<text:span text:style-name="T21">s1232006</text:span>__</text:p>
      <text:p text:style-name="P2"/>
      <text:p text:style-name="P8"/>
      <text:p text:style-name="P8"/>
      <text:p text:style-name="P13"><text:span text:style-name="T2">Problem 1.</text:span> <text:span text:style-name="T18">(10 </text:span><text:span text:style-name="T4">points</text:span><text:span text:style-name="T18">)</text:span><text:span text:style-name="T1"> Consider a priority queue S implemented as a heap. Write a pseudo-code for the </text:span><text:span text:style-name="T8">Maximum(S) </text:span><text:span text:style-name="T9">operation on this priority queue. </text:span></text:p>
      <text:p text:style-name="P9"/>
      <text:p text:style-name="P20"><text:span text:style-name="T22">def </text:span><text:span text:style-name="T23">Maximun(S)</text:span></text:p>
      <text:p text:style-name="P20"><text:span text:style-name="T23"><text:tab/>max = S[1]</text:span></text:p>
      <text:p text:style-name="P19"><text:span text:style-name="T23"><text:tab/>return max</text:span></text:p>
      <text:p text:style-name="P3"/>
      <text:p text:style-name="P7"><text:span text:style-name="T3">Problem 2. </text:span><text:span text:style-name="T5">(20 points)</text:span><text:span text:style-name="T3"> </text:span><text:span text:style-name="T6">Consider top-down heap construction approach. <text:s/></text:span></text:p>
      <text:p text:style-name="P4"/>
      <text:p text:style-name="P7"><text:span text:style-name="T6"><text:tab/>a). Write a pseudo-code for a </text:span><text:span text:style-name="T7">HeapTopDown(A) </text:span><text:span text:style-name="T6">algorithm using </text:span><text:span text:style-name="T7">Max-Heap-Insert (A, key)</text:span><text:span text:style-name="T6"> operation</text:span></text:p>
      <text:p text:style-name="P4"/>
      <text:p text:style-name="P23"><text:span text:style-name="T24"><text:tab/>def HeapTopDown(A)</text:span></text:p>
      <text:p text:style-name="P16"><text:tab/><text:tab/><text:span text:style-name="T24">for i = 1 to A.length:</text:span></text:p>
      <text:p text:style-name="P16"><text:tab/><text:tab/><text:tab/><text:span text:style-name="T24">Max-Heap-Insert(buffer,A[i])</text:span></text:p>
      <text:p text:style-name="P16"><text:tab/><text:tab/>A <text:span text:style-name="T25">= buffer</text:span></text:p>
      <text:p text:style-name="P15"/>
      <text:p text:style-name="P24"><text:span text:style-name="T12"><text:tab/></text:span><text:span text:style-name="T10">b) What is the time complexity of </text:span><text:span text:style-name="T11">HeapTopDown(A) </text:span><text:span text:style-name="T10">algorithm? Why?</text:span></text:p>
      <text:p text:style-name="P24"><text:span text:style-name="T10"/></text:p>
      <text:p text:style-name="P10"><text:tab/>time <text:span text:style-name="T25">complexity of HeapTopDown(A) is nlog(n)</text:span></text:p>
      <text:p text:style-name="P10"><text:tab/><text:span text:style-name="T25">reason:</text:span></text:p>
      <text:p text:style-name="P10"><text:tab/><text:tab/><text:span text:style-name="T25">time complexity of Max-Heap-Insert(A,key) is log(n) </text:span></text:p>
      <text:p text:style-name="P10"><text:tab/><text:tab/><text:span text:style-name="T25">time complexity of for loop in HeapTopDown(A) is n</text:span></text:p>
      <text:p text:style-name="P18"><text:span text:style-name="T12"><text:tab/><text:tab/></text:span><text:span text:style-name="T13">=&gt; total time complexity is nlog(n)</text:span></text:p>
      <text:p text:style-name="P5"/>
      <text:p text:style-name="P5"/>
      <text:p text:style-name="P6"><text:span text:style-name="T16">Problem 3. </text:span><text:span text:style-name="T17">(20 points)</text:span><text:span text:style-name="T16"> </text:span><text:span text:style-name="T12">Illustrate the operation </text:span><text:span text:style-name="T14">Heap-Extract-Max</text:span><text:span text:style-name="T12"> on a heap A=[15,13,9,5,12,8,7,4,0,6]</text:span></text:p>
      <text:p text:style-name="P6"><text:span text:style-name="T12"/></text:p>
      <text:p text:style-name="P21">[<text:span text:style-name="T29">15</text:span>,13,9,5,12,8,7,4,0,<text:span text:style-name="T29">6</text:span>] →<text:span text:style-name="T26">[</text:span><text:span text:style-name="T27">6</text:span><text:span text:style-name="T26">,</text:span><text:span text:style-name="T30">13</text:span><text:span text:style-name="T26">,9,5,12,8,7,4,0,</text:span><text:span text:style-name="T28">15</text:span><text:span text:style-name="T26">]→[</text:span><text:span text:style-name="T28">13</text:span><text:span text:style-name="T26">,</text:span><text:span text:style-name="T27">6</text:span><text:span text:style-name="T26">,9,5,</text:span><text:span text:style-name="T30">12</text:span><text:span text:style-name="T26">,8,7,4,0,</text:span><text:span text:style-name="T28">15</text:span><text:span text:style-name="T26">]→[</text:span><text:span text:style-name="T28">13</text:span><text:span text:style-name="T26">,</text:span><text:span text:style-name="T28">12</text:span><text:span text:style-name="T26">,9,5,</text:span><text:span text:style-name="T28">6</text:span><text:span text:style-name="T26">,8,7,4,0,</text:span><text:span text:style-name="T31">15</text:span><text:span text:style-name="T26">]</text:span></text:p>
      <text:p text:style-name="P10"/>
      <text:p text:style-name="P10"/>
      <text:p text:style-name="P12"><text:span text:style-name="T16">Problem 4. </text:span><text:span text:style-name="T15">(50 points)</text:span><text:span text:style-name="T16"> </text:span>Write a program implementing <text:span text:style-name="T19">HeapBottomUp (A) </text:span>algorithm. Upload your source code. Show your input array and the output <text:span text:style-name="T20">heap </text:span>in the space below.</text:p>
      <text:p text:style-name="P11"/>
      <text:p text:style-name="P11"/>
      <text:p text:style-name="P11"><text:s text:c="3"/></text:p>
      <text:p text:style-name="P11"><text:s text:c="4"/><text:span text:style-name="T26">Compile command: gcc HeapBottomUp.c -o HeapBottomUp &amp;&amp; ./HeapBottomUp</text:span></text:p>
      <text:p text:style-name="P11"><text:s text:c="4"/><text:span text:style-name="T26">Input:<text:tab/><text:tab/>10</text:span></text:p>
      <text:p text:style-name="P11"><text:tab/><text:tab/><text:tab/><text:span text:style-name="T26">4 1 3 2 16 9 10 14 8 7</text:span></text:p>
      <text:p text:style-name="P11"><text:s text:c="4"/><text:span text:style-name="T26">Output:<text:tab/><text:tab/>16 14 10 8 7 9 3 2 4 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lr ¾©" svg:font-family="'lr ¾©', 'Times New Roman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lr ¾©" style:font-family-asian="'lr ¾©', 'Times New Roman'" style:font-family-generic-asian="roman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DisserChapter" style:family="paragraph" style:parent-style-name="Contents_20_1" style:list-style-name="WW8Num4">
      <style:paragraph-properties fo:margin-top="0.1665in" fo:margin-bottom="0.0835in" loext:contextual-spacing="false" fo:orphans="0" fo:widows="0" style:text-autospace="none"/>
      <style:text-properties style:font-name="Arial" fo:font-family="Arial" style:font-family-generic="swiss" style:font-pitch="variable" fo:font-size="18pt" fo:language="en" fo:country="US" fo:font-weight="bold" style:font-name-asian="SimSun" style:font-family-asian="SimSun, 宋体" style:font-pitch-asian="variable" style:font-size-asian="18pt" style:language-asian="zh" style:country-asian="CN" style:font-weight-asian="bold" style:font-weight-complex="bold"/>
    </style:style>
    <style:style style:name="DisserNoNumberChapter" style:family="paragraph" style:parent-style-name="Heading_20_1" style:default-outline-level="" style:list-style-name="">
      <loext:graphic-properties draw:fill="solid" draw:fill-color="#ffffff" draw:opacity="100%"/>
      <style:paragraph-properties fo:margin-left="0.0311in" fo:margin-right="1.4925in" fo:margin-top="0.0835in" fo:margin-bottom="0.0417in" loext:contextual-spacing="false" fo:line-height="200%" fo:text-align="center" style:justify-single-word="false" fo:orphans="0" fo:widows="0" fo:text-indent="0in" style:auto-text-indent="false" fo:background-color="#ffffff" style:text-autospace="none"/>
      <style:text-properties fo:font-size="18pt" fo:letter-spacing="0.0047in" fo:language="en" fo:country="US" style:font-name-asian="SimSun" style:font-family-asian="SimSun, 宋体" style:font-pitch-asian="variable" style:font-size-asian="18pt" style:language-asian="zh" style:country-asian="C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4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2pt"/>
    </style:style>
    <style:style style:name="WW8Num4z1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1pt"/>
    </style:style>
    <style:style style:name="WW8Num4z2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space" fo:text-indent="-0.1665in" fo:margin-left="0.66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0.8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ercise 2</dc:title>
    <meta:initial-creator>vazhenin</meta:initial-creator>
    <meta:creation-date>2007-10-10T15:42:00</meta:creation-date>
    <dc:date>2019-06-21T19:17:47.528838356</dc:date>
    <meta:editing-cycles>29</meta:editing-cycles>
    <meta:editing-duration>PT4H52M45S</meta:editing-duration>
    <meta:generator>LibreOffice/6.2.4.2$MacOSX_X86_64 LibreOffice_project/2412653d852ce75f65fbfa83fb7e7b669a126d64</meta:generator>
    <meta:document-statistic meta:table-count="0" meta:image-count="0" meta:object-count="0" meta:page-count="1" meta:paragraph-count="26" meta:word-count="187" meta:character-count="1300" meta:non-whitespace-character-count="1092"/>
  </office:meta>
</office:document-meta>
</file>